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as for future features</text:p>
      <text:list xml:id="list520199306447071587" text:style-name="L1">
        <text:list-item>
          <text:p text:style-name="P1">Implementation of combat simulator</text:p>
        </text:list-item>
        <text:list-item>
          <text:p text:style-name="P1">file reader to implement multi levels</text:p>
          <text:list>
            <text:list-item>
              <text:p text:style-name="P1">would replace the cheese nibbler constructor with this code</text:p>
              <text:list>
                <text:list-item>
                  <text:p text:style-name="P1">Start point for the hero to start at</text:p>
                </text:list-item>
                <text:list-item>
                  <text:p text:style-name="P1">Goal point or end for the goal</text:p>
                </text:list-item>
              </text:list>
            </text:list-item>
          </text:list>
        </text:list-item>
        <text:list-item>
          <text:p text:style-name="P1">Get the whole screen and fill it with my g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9S</meta:editing-duration>
    <meta:editing-cycles>7</meta:editing-cycles>
    <meta:generator>OpenOffice.org/3.4.1$Win32 OpenOffice.org_project/341m1$Build-9593</meta:generator>
    <dc:date>2015-02-24T16:38:14.42</dc:date>
    <meta:document-statistic meta:table-count="0" meta:image-count="0" meta:object-count="0" meta:page-count="1" meta:paragraph-count="7" meta:word-count="54" meta:character-count="272"/>
    <meta:user-defined meta:name="Info 1"/>
    <meta:user-defined meta:name="Info 2"/>
    <meta:user-defined meta:name="Info 3"/>
    <meta:user-defined meta:name="Info 4"/>
  </office:meta>
</office:document-meta>
</file>